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entury Gothic"/>
    </style:style>
    <style:style style:name="P2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entury Gothic"/>
    </style:style>
    <style:style style:name="P6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Century Gothic"/>
    </style:style>
    <style:style style:name="T2" style:family="text">
      <style:text-properties style:font-name="Andale Mono"/>
    </style:style>
    <style:style style:name="T3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1. - Lengkapilah titik – titik pada sintaks class Person.java dibawah ini !<text:line-break/><text:line-break/><text:tab/><text:tab/><text:span text:style-name="T3">public class </text:span><text:span text:style-name="T4">Person</text:span><text:span text:style-name="T3">{ </text:span></text:p>
      <text:p text:style-name="P2"><text:tab/><text:tab/><text:tab/>public static <text:span text:style-name="T5">...</text:span> main(String args[]){ </text:p>
      <text:p text:style-name="P2"><text:tab/><text:tab/><text:tab/><text:tab/><text:span text:style-name="T5">...</text:span> number1, number2, hasil; </text:p>
      <text:p text:style-name="P2"/>
      <text:p text:style-name="P2"><text:tab/><text:tab/><text:tab/><text:tab/><text:span text:style-name="T5">...</text:span> = 20; </text:p>
      <text:p text:style-name="P2"><text:tab/><text:tab/><text:tab/><text:tab/><text:span text:style-name="T5">...</text:span> = 5; </text:p>
      <text:p text:style-name="P2"/>
      <text:p text:style-name="P2"><text:tab/><text:tab/><text:tab/><text:tab/>hasil = number1 <text:span text:style-name="T5">...</text:span> number2; </text:p>
      <text:p text:style-name="P2"><text:tab/><text:tab/><text:tab/><text:tab/>System.out.println(hasil); </text:p>
      <text:p text:style-name="P2"><text:tab/><text:tab/><text:tab/>} </text:p>
      <text:p text:style-name="P3"><text:tab/><text:tab/>}<text:line-break/></text:p>
      <text:p text:style-name="P1"><text:tab/> <text:s text:c="4"/>- Beri penjelasan pada sintaks di atas hingga menampilkan hasil seperti</text:p>
      <text:p text:style-name="P1"><text:tab/> <text:s text:c="6"/>dibawah ini ! <text:line-break/><text:line-break/><text:tab/><text:tab/><text:span text:style-name="T4">100<text:line-break/><text:line-break/><text:tab/></text:span><text:span text:style-name="T6">2. <text:s/>- Lengkapilah titik – titik pada sintaks class Exception.java dibawah ini !<text:line-break/><text:line-break/></text:span><text:span text:style-name="T4">import java.util.*; </text:span></text:p>
      <text:p text:style-name="P2"/>
      <text:p text:style-name="P2">public class Exception{ </text:p>
      <text:p text:style-name="P2"><text:tab/>public static void main(String[] args){ </text:p>
      <text:p text:style-name="P2"><text:tab/><text:tab/>Scanner input = new Scanner(System.in); </text:p>
      <text:p text:style-name="P2"><text:tab/><text:tab/>int x = 1; </text:p>
      <text:p text:style-name="P2"/>
      <text:p text:style-name="P2"><text:tab/><text:tab/>do { </text:p>
      <text:p text:style-name="P2"><text:tab/><text:tab/><text:span text:style-name="T5">...</text:span> { </text:p>
      <text:p text:style-name="P2"><text:tab/><text:tab/><text:tab/>System.out.println("Input nomor pertama : "); </text:p>
      <text:p text:style-name="P2"><text:tab/><text:tab/><text:tab/>int n1 = input. <text:span text:style-name="T5">...</text:span>(); </text:p>
      <text:p text:style-name="P2"><text:tab/><text:tab/><text:tab/>System.out.println(" Input nomor kedua : "); </text:p>
      <text:p text:style-name="P2"><text:tab/><text:tab/><text:tab/>int n2 = input. <text:span text:style-name="T5">...</text:span>(); </text:p>
      <text:p text:style-name="P2"><text:tab/><text:tab/><text:tab/>int sum = n1/n2; </text:p>
      <text:p text:style-name="P2"><text:tab/><text:tab/><text:tab/>System.out.println(sum); </text:p>
      <text:p text:style-name="P2"><text:tab/><text:tab/><text:tab/>x = 2;<text:tab/> </text:p>
      <text:p text:style-name="P2"><text:tab/><text:tab/><text:tab/><text:tab/> </text:p>
      <text:p text:style-name="P2"><text:tab/><text:tab/>} <text:span text:style-name="T5">...</text:span> (<text:span text:style-name="T5">...</text:span> e) { </text:p>
      <text:p text:style-name="P2"><text:tab/><text:tab/><text:tab/>System.out.println("Anda tidak bisa melakukan itu!"); </text:p>
      <text:p text:style-name="P2"><text:tab/><text:tab/>} </text:p>
      <text:p text:style-name="P2"><text:tab/><text:tab/>} while (x == 1); </text:p>
      <text:p text:style-name="P2"><text:tab/>} </text:p>
      <text:p text:style-name="P3">}<text:line-break/></text:p>
      <text:p text:style-name="P3"/>
      <text:p text:style-name="P1"><text:tab/> <text:s text:c="3"/>- Beri penjelasan pada sintaks di atas hingga menampilkan hasil seperti</text:p>
      <text:p text:style-name="P1"><text:tab/> <text:s text:c="6"/>dibawah ini ! <text:line-break/><text:line-break/><text:soft-page-break/><text:tab/><text:tab/><text:span text:style-name="T3">Input nomor pertama :</text:span><text:span text:style-name="T4"> </text:span></text:p>
      <text:p text:style-name="P4"><text:tab/><text:tab/>50 </text:p>
      <text:p text:style-name="P4"><text:tab/><text:tab/>Input nomor kedua : </text:p>
      <text:p text:style-name="P4"><text:tab/><text:tab/>10 </text:p>
      <text:p text:style-name="P3"><text:tab/><text:tab/>5<text:span text:style-name="T1"><text:line-break/><text:line-break/><text:tab/> <text:s text:c="3"/>- Jika Input salah, keluar output seperti di bawah ini :<text:line-break/><text:line-break/><text:tab/><text:tab/></text:span>Input nomor pertama : </text:p>
      <text:p text:style-name="P4"><text:tab/><text:tab/>50 </text:p>
      <text:p text:style-name="P4"><text:tab/><text:tab/>Input nomor kedua : </text:p>
      <text:p text:style-name="P4"><text:tab/><text:tab/>0 </text:p>
      <text:p text:style-name="P4"><text:tab/><text:tab/><text:span text:style-name="T7">Anda tidak bisa melakukan itu!</text:span></text:p>
      <text:p text:style-name="P3"><text:span text:style-name="T1"><text:tab/><text:tab/></text:span>Input nomor pertama :<text:line-break/><text:line-break/><text:tab/><text:span text:style-name="T1">3. - Lengkapilah titik – titik pada sintaks class Exception.java dibawah ini !<text:line-break/><text:line-break/><text:tab/><text:tab/></text:span>public class Number{ </text:p>
      <text:p text:style-name="P2"><text:tab/><text:tab/><text:tab/>public <text:span text:style-name="T5">...</text:span> void main(String[] args){ </text:p>
      <text:p text:style-name="P2"><text:tab/><text:tab/><text:tab/><text:tab/>myMethod(); </text:p>
      <text:p text:style-name="P2"><text:tab/><text:tab/><text:tab/><text:tab/>int myInt = 0; </text:p>
      <text:p text:style-name="P2"><text:tab/><text:tab/><text:tab/><text:tab/>System.out.println(myInt); </text:p>
      <text:p text:style-name="P2"><text:tab/><text:tab/><text:tab/><text:tab/><text:span text:style-name="T5">... </text:span>= myMethod(); </text:p>
      <text:p text:style-name="P2"><text:tab/><text:tab/><text:tab/><text:tab/>System.out.println(myInt); </text:p>
      <text:p text:style-name="P2"><text:tab/><text:tab/><text:tab/>} </text:p>
      <text:p text:style-name="P2"/>
      <text:p text:style-name="P2"><text:tab/><text:tab/><text:tab/>static <text:span text:style-name="T5">...</text:span> <text:span text:style-name="T5">...</text:span>() { </text:p>
      <text:p text:style-name="P2"><text:tab/><text:tab/><text:tab/><text:tab/>System.out.println("This computer is lagging!"); </text:p>
      <text:p text:style-name="P2"><text:tab/><text:tab/><text:tab/><text:tab/><text:tab/><text:span text:style-name="T5">...</text:span> 4;</text:p>
      <text:p text:style-name="P2"><text:tab/><text:tab/><text:tab/>} </text:p>
      <text:p text:style-name="P3"><text:tab/><text:tab/>}<text:line-break/></text:p>
      <text:p text:style-name="P1"><text:tab/> <text:s text:c="4"/>- Beri penjelasan pada sintaks di atas hingga menampilkan hasil seperti</text:p>
      <text:p text:style-name="P1"><text:tab/> <text:s text:c="6"/>dibawah ini ! <text:line-break/><text:line-break/><text:tab/><text:tab/><text:span text:style-name="T4">This computer is lagging! </text:span></text:p>
      <text:p text:style-name="P4"><text:tab/><text:tab/>0 </text:p>
      <text:p text:style-name="P4"><text:tab/><text:tab/>This computer is lagging! </text:p>
      <text:p text:style-name="P3"><text:tab/><text:tab/>4 </text:p>
      <text:p text:style-name="P1"><text:tab/></text:p>
      <text:p text:style-name="P1"><text:tab/>4. <text:s/>- Buatlah class MenuMakanan.java<text:line-break/><text:tab/> <text:s text:c="4"/>- Tampilkan output MenuMakanan, seperti di bawah ini :<text:line-break/><text:line-break/><text:tab/><text:tab/>Menu<text:span text:style-name="T2"> yang tersedia </text:span><text:span text:style-name="T4">(1-3) </text:span></text:p>
      <text:p text:style-name="P4"><text:tab/><text:tab/><text:tab/>1.) Capcay</text:p>
      <text:p text:style-name="P4"><text:tab/><text:tab/><text:tab/>2.) Fried Chicken</text:p>
      <text:p text:style-name="P4"><text:tab/><text:tab/><text:tab/>3.) Burger Cheese</text:p>
      <text:p text:style-name="P3"><text:tab/><text:tab/>Masukan Pilihan Anda :<text:line-break/></text:p>
      <text:p text:style-name="P3"><text:soft-page-break/></text:p>
      <text:p text:style-name="P1"><text:line-break/><text:tab/> <text:s text:c="4"/>- <text:s/>Jika di pilih opsi yang tersedia (1-3), program akan menampilkan opsi <text:line-break/><text:tab/> <text:s text:c="7"/>yang di pilih, tampilan outputnya seperti dibawah ini :<text:line-break/><text:line-break/><text:tab/><text:tab/><text:span text:style-name="T4">Masukan Pilihan Anda : 1 </text:span></text:p>
      <text:p text:style-name="P1"><text:span text:style-name="T4"><text:tab/><text:tab/>Anda memilih Capcay<text:line-break/><text:line-break/><text:tab/> </text:span><text:span text:style-name="T6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4">Masukan Pilihan Anda : 5</text:span></text:p>
      <text:p text:style-name="P3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4T09:01:46</meta:creation-date>
    <dc:date>2011-10-26T13:15:58</dc:date>
    <dc:creator>izwan </dc:creator>
    <meta:editing-duration>PT01H03M32S</meta:editing-duration>
    <meta:editing-cycles>12</meta:editing-cycles>
    <meta:generator>OpenOffice.org/3.2$Linux OpenOffice.org_project/320m12$Build-9483</meta:generator>
    <meta:document-statistic meta:table-count="0" meta:image-count="0" meta:object-count="0" meta:page-count="3" meta:paragraph-count="68" meta:word-count="353" meta:character-count="2426"/>
  </office:meta>
</office:document-meta>
</file>